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T1" style:family="text" style:parent-style-name="Code_20_Inline">
      <style:text-properties style:text-position="super 58%"/>
    </style:style>
    <style:style style:name="T2" style:family="text">
      <style:text-properties style:font-name="Times New Roman" style:font-name-asian="Times New Roman" style:font-name-complex="Times New Roman"/>
    </style:style>
    <style:style style:name="T3" style:family="text">
      <style:text-properties fo:font-style="italic" style:font-style-asian="italic" style:font-style-complex="italic"/>
    </style:style>
    <number:number-style style:name="N0">
      <number:number number:min-integer-digits="1"/>
    </number:number-style>
  </office:automatic-styles>
  <office:body>
    <office:text>
      <text:tracked-changes>
        <text:changed-region text:id="ct1244798604">
          <text:deletion>
            <office:change-info>
              <dc:creator>Ray Lischner</dc:creator>
              <dc:date>2006-10-16T09:46:00</dc:date>
            </office:change-info>
            <text:p text:style-name="Body_20_Text_20_First">You now possess the skills needed to write some serious, professional C++ code</text:p>
          </text:deletion>
        </text:changed-region>
        <text:changed-region text:id="ct1252099100">
          <text:deletion>
            <office:change-info>
              <dc:creator>Ray Lischner</dc:creator>
              <dc:date>2006-10-16T09:46:00</dc:date>
            </office:change-info>
            <text:p text:style-name="Body_20_Text_20_First">. </text:p>
          </text:deletion>
        </text:changed-region>
        <text:changed-region text:id="ct1299935252">
          <text:insertion>
            <office:change-info>
              <dc:creator>Matthew Moodie</dc:creator>
              <dc:date>2006-10-05T17:57:00</dc:date>
            </office:change-info>
          </text:insertion>
        </text:changed-region>
        <text:changed-region text:id="ct1236226292">
          <text:deletion>
            <office:change-info>
              <dc:creator>Ray Lischner</dc:creator>
              <dc:date>2006-10-16T09:49:00</dc:date>
            </office:change-info>
            <text:p text:style-name="Glossary_20_Text">can </text:p>
          </text:deletion>
        </text:changed-region>
        <text:changed-region text:id="ct1238198248">
          <text:format-change>
            <office:change-info>
              <dc:creator>Ray Lischner</dc:creator>
              <dc:date>2006-10-16T09:49:00</dc:date>
            </office:change-info>
          </text:format-change>
        </text:changed-region>
        <text:changed-region text:id="ct1244795692">
          <text:deletion>
            <office:change-info>
              <dc:creator>Ray Lischner</dc:creator>
              <dc:date>2006-10-16T09:58:00</dc:date>
            </office:change-info>
            <text:p text:style-name="Glossary_20_Text"><text:span text:style-name="Code_20_Inline">31.4159265</text:span></text:p>
          </text:deletion>
        </text:changed-region>
        <text:changed-region text:id="ct1245529984">
          <text:insertion>
            <office:change-info>
              <dc:creator>Ray Lischner</dc:creator>
              <dc:date>2006-10-16T09:58:00</dc:date>
            </office:change-info>
          </text:insertion>
        </text:changed-region>
        <text:changed-region text:id="ct1244336360">
          <text:deletion>
            <office:change-info>
              <dc:creator>Ray Lischner</dc:creator>
              <dc:date>2006-10-16T09:58:00</dc:date>
            </office:change-info>
            <text:p text:style-name="Glossary_20_Text"><text:span text:style-name="Code_20_Inline">31</text:span></text:p>
          </text:deletion>
        </text:changed-region>
        <text:changed-region text:id="ct1252101900">
          <text:insertion>
            <office:change-info>
              <dc:creator>Ray Lischner</dc:creator>
              <dc:date>2006-10-16T09:58:00</dc:date>
            </office:change-info>
          </text:insertion>
        </text:changed-region>
        <text:changed-region text:id="ct1246008108">
          <text:deletion>
            <office:change-info>
              <dc:creator>Ray Lischner</dc:creator>
              <dc:date>2006-10-16T09:58:00</dc:date>
            </office:change-info>
            <text:p text:style-name="Glossary_20_Text"><text:span text:style-name="Code_20_Inline">4159265</text:span></text:p>
          </text:deletion>
        </text:changed-region>
        <text:changed-region text:id="ct1199252280">
          <text:insertion>
            <office:change-info>
              <dc:creator>Ray Lischner</dc:creator>
              <dc:date>2006-10-16T09:58:00</dc:date>
            </office:change-info>
          </text:insertion>
        </text:changed-region>
        <text:changed-region text:id="ct1244339944">
          <text:deletion>
            <office:change-info>
              <dc:creator>Ray Lischner</dc:creator>
              <dc:date>2006-10-16T09:58:00</dc:date>
            </office:change-info>
            <text:p text:style-name="Glossary_20_Text"><text:span text:style-name="Code_20_Inline">31</text:span></text:p>
          </text:deletion>
        </text:changed-region>
        <text:changed-region text:id="ct1245359440">
          <text:insertion>
            <office:change-info>
              <dc:creator>Ray Lischner</dc:creator>
              <dc:date>2006-10-16T09:58:00</dc:date>
            </office:change-info>
          </text:insertion>
        </text:changed-region>
        <text:changed-region text:id="ct1199252392">
          <text:deletion>
            <office:change-info>
              <dc:creator>Ray Lischner</dc:creator>
              <dc:date>2006-10-16T09:58:00</dc:date>
            </office:change-info>
            <text:p text:style-name="Glossary_20_Text"><text:span text:style-name="Code_20_Inline">4159</text:span></text:p>
          </text:deletion>
        </text:changed-region>
        <text:changed-region text:id="ct1273271200">
          <text:insertion>
            <office:change-info>
              <dc:creator>Ray Lischner</dc:creator>
              <dc:date>2006-10-16T09:58:00</dc:date>
            </office:change-info>
          </text:insertion>
        </text:changed-region>
        <text:changed-region text:id="ct1252098988">
          <text:insertion>
            <office:change-info>
              <dc:creator>Ray Lischner</dc:creator>
              <dc:date>2006-10-16T09:44:00</dc:date>
            </office:change-info>
          </text:insertion>
        </text:changed-region>
        <text:changed-region text:id="ct1299929632">
          <text:deletion>
            <office:change-info>
              <dc:creator>Matthew Moodie</dc:creator>
              <dc:date>2006-10-05T17:57:00</dc:date>
            </office:change-info>
            <text:p text:style-name="Body_20_Text">e</text:p>
          </text:deletion>
        </text:changed-region>
        <text:changed-region text:id="ct1299930864">
          <text:insertion>
            <office:change-info>
              <dc:creator>Matthew Moodie</dc:creator>
              <dc:date>2006-10-05T17:57:00</dc:date>
            </office:change-info>
          </text:insertion>
        </text:changed-region>
        <text:changed-region text:id="ct1364720172">
          <text:format-change>
            <office:change-info>
              <dc:creator>Ray Lischner</dc:creator>
              <dc:date>2006-10-16T09:45:00</dc:date>
            </office:change-info>
          </text:format-change>
        </text:changed-region>
        <text:changed-region text:id="ct1238528240">
          <text:insertion>
            <office:change-info>
              <dc:creator>Ray Lischner</dc:creator>
              <dc:date>2006-10-16T09:50:00</dc:date>
            </office:change-info>
          </text:insertion>
        </text:changed-region>
        <text:changed-region text:id="ct1235775720">
          <text:insertion>
            <office:change-info>
              <dc:creator>Ray Lischner</dc:creator>
              <dc:date>2006-10-16T09:51:00</dc:date>
            </office:change-info>
          </text:insertion>
        </text:changed-region>
        <text:changed-region text:id="ct1262718152">
          <text:insertion>
            <office:change-info>
              <dc:creator>Ray Lischner</dc:creator>
              <dc:date>2006-10-16T09:52:00</dc:date>
            </office:change-info>
          </text:insertion>
        </text:changed-region>
        <text:changed-region text:id="ct1262715688">
          <text:insertion>
            <office:change-info>
              <dc:creator>Ray Lischner</dc:creator>
              <dc:date>2006-10-16T09:53: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45" style:data-style-name="N0">45</text:variable-set></text:p>
      <text:p text:style-name="Chapter_20_Title">Project 2: Fixed-point Numbers</text:p>
      <text:p text:style-name="Body_20_Text_20_First"><text:change text:change-id="ct1244798604"/><text:hidden-text text:condition="ooow:cooment == 1" text:string-value="You know you have asserted this several times already. It is probably better to just omit it everywhere."/><text:change text:change-id="ct1252099100"/>Your task for Project 2 is to implement a simple fixed-point number class. The class represents fixed-point numbers using an integer type. The number of places after the decimal point is a fixed constant, four. For example, represent the number 3.1415 as the integer 31415. You must overload the arithmetic, comparison, and I/O operators to maintain the fixed-point fiction.</text:p>
      <text:p text:style-name="Body_20_Text">Name the class <text:span text:style-name="Code_20_Inline">fixed</text:span>. It should have the following member<text:hidden-text text:condition="ooow:comment == 1" text:string-value="but these are the easy ones, it is all the others such as the aritmetic operators that are going to cause problems, not least issues with overflow. You said 'serious professional' that would require massively more than here and is very far from trivial. Not least, professional in my opinion includes exception safety etc. " text:is-hidden="true">but these are the easy ones, it is all the others such as the aritmetic operators that are going to cause problems, not least issues with overflow. You said 'serious professional' that would require massively more than here and is very far from trivial. Not least, professional in my opinion includes exception safety etc. </text:hidden-text>:</text:p>
      <text:p text:style-name="Glossary_20_Head">value_type</text:p>
      <text:p text:style-name="Glossary_20_Text">A typedef for the underlying integer type, such as <text:span text:style-name="Code_20_Inline">int</text:span> or <text:span text:style-name="Code_20_Inline">long</text:span>. By using the <text:span text:style-name="Code_20_Inline">value_type</text:span> typedef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p text:style-name="Glossary_20_Head">places</text:p>
      <text:p text:style-name="Glossary_20_Text">A <text:span text:style-name="Code_20_Inline">static</text:span> <text:span text:style-name="Code_20_Inline">const</text:span> <text:span text:style-name="Code_20_Inline">int</text:span> equal to 4, or the number of places after the decimal point. By using a named constant instead of hard<text:change-start text:change-id="ct1299935252"/> <text:change-end text:change-id="ct1299935252"/>coding the value 4, you can easily change the value to 2 or something else in the future. Using a named constant instead of a member function that returns 4 gives the compiler more flexibility for optimization because it knows the value at compile time. If the value were returned from a member function, the compiler would not know the value at compile time.</text:p>
      <text:p text:style-name="Glossary_20_Head">places10</text:p>
      <text:p text:style-name="Glossary_20_Text">A <text:span text:style-name="Code_20_Inline">static</text:span> <text:span text:style-name="Code_20_Inline">const</text:span> <text:span text:style-name="Code_20_Inline">int</text:span> equal to 10<text:span text:style-name="T1">places</text:span>, or the scale factor for the fixed point values. Divide the internal integer by <text:span text:style-name="Code_20_Inline">places10</text:span> to obtain the true value. Multiply a number by <text:span text:style-name="Code_20_Inline">places10</text:span> to scale it to an integer that <text:change text:change-id="ct1236226292"/>the <text:change-start text:change-id="ct1238198248"/><text:span text:style-name="Code_20_Inline">fixed</text:span><text:change-end text:change-id="ct1238198248"/> object stores internally.</text:p>
      <text:p text:style-name="Glossary_20_Head">fixed()</text:p>
      <text:p text:style-name="Glossary_20_Text">Default constructor.</text:p>
      <text:p text:style-name="Glossary_20_Head">fixed(value_type integer, value_type fraction)</text:p>
      <text:p text:style-name="Glossary_20_Text">Constructor to make a fixed-point value from an integer part and a fractional part. For example, to construct the fixed-point value 10.0020, use <text:span text:style-name="Code_20_Inline">fixed(10,</text:span> <text:span text:style-name="Code_20_Inline">20)</text:span>.</text:p>
      <text:p text:style-name="Glossary_20_Text">Throw <text:span text:style-name="Code_20_Inline">std::invalid_argument</text:span> if <text:span text:style-name="Code_20_Inline">fraction</text:span> <text:span text:style-name="Code_20_Inline">&lt;</text:span> <text:span text:style-name="Code_20_Inline">0</text:span>. If <text:span text:style-name="Code_20_Inline">fraction</text:span> <text:span text:style-name="Code_20_Inline">&gt;=</text:span> <text:span text:style-name="Code_20_Inline">places10</text:span>, discard digits to the right, rounding off the result, so <text:span text:style-name="Code_20_Inline">fixed(3,</text:span> <text:span text:style-name="Code_20_Inline">14159)</text:span> <text:span text:style-name="Code_20_Inline">==</text:span> <text:span text:style-name="Code_20_Inline">fixed(3,</text:span> <text:span text:style-name="Code_20_Inline">1416)</text:span> and <text:span text:style-name="Code_20_Inline">fixed(31,</text:span> <text:span text:style-name="Code_20_Inline">415926)</text:span> <text:span text:style-name="Code_20_Inline">==</text:span> <text:span text:style-name="Code_20_Inline">fixed(31,</text:span> <text:span text:style-name="Code_20_Inline">4159)</text:span>.</text:p>
      <text:p text:style-name="Glossary_20_Head">fixed(double val)<text:hidden-text text:condition="ooow:comment == 1" text:string-value="note that this has potential overflow problems" text:is-hidden="true">note that this has potential overflow problems</text:hidden-text></text:p>
      <text:p text:style-name="Glossary_20_Text">Constructor to make a fixed-point value from a floating-point number. Round-off the fraction and discard excess digits. Thus, <text:span text:style-name="Code_20_Inline">fixed(</text:span><text:change text:change-id="ct1244795692"/><text:change-start text:change-id="ct1245529984"/><text:span text:style-name="Code_20_Inline">12.3456789</text:span><text:change-end text:change-id="ct1245529984"/><text:span text:style-name="Code_20_Inline">)</text:span> <text:span text:style-name="Code_20_Inline">==</text:span> <text:span text:style-name="Code_20_Inline">fixed(</text:span><text:change text:change-id="ct1244336360"/><text:change-start text:change-id="ct1252101900"/><text:span text:style-name="Code_20_Inline">12</text:span><text:change-end text:change-id="ct1252101900"/><text:span text:style-name="Code_20_Inline">,</text:span> <text:change text:change-id="ct1246008108"/><text:change-start text:change-id="ct1199252280"/><text:span text:style-name="Code_20_Inline">3456789</text:span><text:change-end text:change-id="ct1199252280"/><text:span text:style-name="Code_20_Inline">)</text:span> <text:span text:style-name="Code_20_Inline">==</text:span> <text:span text:style-name="Code_20_Inline">fixed(</text:span><text:change text:change-id="ct1244339944"/><text:change-start text:change-id="ct1245359440"/><text:span text:style-name="Code_20_Inline">12</text:span><text:change-end text:change-id="ct1245359440"/><text:span text:style-name="Code_20_Inline">,</text:span> <text:change text:change-id="ct1199252392"/><text:change-start text:change-id="ct1273271200"/><text:span text:style-name="Code_20_Inline">3457</text:span><text:change-end text:change-id="ct1273271200"/><text:span text:style-name="Code_20_Inline">)</text:span><text:span text:style-name="Code_20_Inline"><text:hidden-text text:condition="ooow:cooment == 1" text:string-value="Why not just be consistent and us piu to 4 places of decimals, or else use something else entirely"/></text:span>.</text:p>
      <text:p text:style-name="Body_20_Text_20_Cont">Implement the arithmetic operators, arithmetic assignment operators, comparison operators, and I/O operators. <text:change-start text:change-id="ct1252098988"/>Don’t concern yourself with overflow. <text:change-end text:change-id="ct1252098988"/>Do your best to check for errors when reading fixed-point numbers. Be sure to handle integers without decimal points (<text:span text:style-name="Code_20_Inline">42</text:span>) and values with too many decimal points (<text:span text:style-name="Code_20_Inline">3.14159</text:span>).</text:p>
      <text:p text:style-name="Body_20_Text">Implement a member function to convert the fixed-point value to <text:span text:style-name="Code_20_Inline">std::string</text:span>:</text:p>
      <text:p text:style-name="Glossary_20_Head">as_string()</text:p>
      <text:p text:style-name="Glossary_20_Text">Convert the value to a string representation, e.g., 3.1416 becomes <text:span text:style-name="Code_20_Inline">"3.1416"</text:span> and <text:span text:style-name="T2">−</text:span>21 becomes <text:span text:style-name="Code_20_Inline">"-21.0000"</text:span>.</text:p>
      <text:p text:style-name="Body_20_Text">To convert to an integer means discarding information. To make it abundantly clear to the user, call the function <text:span text:style-name="Code_20_Inline">round()</text:span>, to emphasize that the fixed-point value must be rounded off to become an integer:</text:p>
      <text:p text:style-name="Glossary_20_Head">round()</text:p>
      <text:p text:style-name="Glossary_20_Text">Round off to the nearest integer. If the fractional part is exactly 5000, round to the nearest even integer (banker’s rounding). Be sure to handle negative and positive numbers.</text:p>
      <text:p text:style-name="Body_20_Text">Other useful member functions give you access to the raw value (good for debugging, implementing additional operations, etc.), or the parts of the fixed-point value: the integer part and the fractional part. </text:p>
      <text:p text:style-name="Glossary_20_Head">integer()</text:p>
      <text:p text:style-name="Glossary_20_Text">Return just the integer part, without the fractional part.</text:p>
      <text:p text:style-name="Glossary_20_Head">fraction()</text:p>
      <text:p text:style-name="Glossary_20_Text">Return just the fraction part, without the integer part. The fraction part is always in the range [<text:span text:style-name="Code_20_Inline">0</text:span>, <text:span text:style-name="Code_20_Inline">places10</text:span>).</text:p>
      <text:p text:style-name="Body_20_Text">Be sure to write a header file (<text:span text:style-name="T3">fixed.hpp</text:span>) with <text:span text:style-name="Code_20_Inline">#include</text:span> guards. Write a separate implementation file (<text:span text:style-name="T3">fixed.cpp</text:span>). Decide which member functions should be inline (if any), and be sure to define all inline functions in <text:span text:style-name="T3">fixed.hpp</text:span>, not <text:span text:style-name="T3">fixed.cpp</text:span>. After you finish, have reviewed your solution carefully, and run some tests, compare your results with mine, which you can download from the book’s web site.</text:p>
      <text:p text:style-name="Body_20_Text">If you need help testing your code, try linking your <text:span text:style-name="T3">fixed.cpp</text:span> file with the test program in Listing <text:variable-get text:name="chapter" office:value-type="float" style:data-style-name="N0">45</text:variable-get>-<text:reference-ref text:reference-format="text" text:ref-name="test_code">1</text:reference-ref>. The test program makes use of the <text:span text:style-name="Code_20_Inline">test</text:span> function, decla<text:change text:change-id="ct1299929632"/>r<text:change-start text:change-id="ct1299930864"/>e<text:change-end text:change-id="ct1299930864"/>d in <text:span text:style-name="T3">test.hpp</text:span>. The details are beyond the scope of this book. Just call <text:change-start text:change-id="ct1364720172"/><text:span text:style-name="Code_20_Inline">test</text:span><text:change-end text:change-id="ct1364720172"/> with a Boolean argument. If the argument is true, the test passed. Otherwise, the test failed, and <text:span text:style-name="Code_20_Inline">test</text:span> prints a message. Thus, if the program produces no output, all tests passed.</text:p>
      <text:p text:style-name="Code_20_Caption">Listing <text:variable-get text:name="chapter" office:value-type="float" style:data-style-name="N0">45</text:variable-get>-<text:reference-mark-start text:name="test_code"/><text:sequence text:ref-name="refText0" text:name="Text" text:formula="ooow:Text+1" style:num-format="1">1</text:sequence><text:reference-mark-end text:name="test_code"/>. Testing the <text:span text:style-name="Code_20_Inline">fixed</text:span> class</text:p>
      <text:p text:style-name="Code_20_First">#include &lt;iostream&gt;</text:p>
      <text:p text:style-name="Code">#include &lt;istream&gt;</text:p>
      <text:p text:style-name="Code">#include &lt;ostream&gt;</text:p>
      <text:p text:style-name="Code">#include &lt;sstream&gt;</text:p>
      <text:p text:style-name="Code">#include &lt;stdexcept&gt;</text:p>
      <text:p text:style-name="Code"/>
      <text:p text:style-name="Code">#include "test.hpp"</text:p>
      <text:p text:style-name="Code">#include "fixed.hpp"</text:p>
      <text:p text:style-name="Code"/>
      <text:p text:style-name="Code">int main()</text:p>
      <text:p text:style-name="Code">{</text:p>
      <text:p text:style-name="Code"><text:s text:c="2"/>fixed f1;</text:p>
      <text:p text:style-name="Code"><text:s text:c="2"/>test(f1.value() == 0);</text:p>
      <text:p text:style-name="Code"><text:s text:c="2"/>fixed f2(1);</text:p>
      <text:p text:style-name="Code"><text:s text:c="2"/>test(f2.value() == 10000);</text:p>
      <text:p text:style-name="Code"><text:s text:c="2"/>fixed f3(3, 14162);</text:p>
      <text:p text:style-name="Code"><text:s text:c="2"/>test(f3.value() == 31416);</text:p>
      <text:p text:style-name="Code"><text:s text:c="2"/>fixed f4(2, 14159265);</text:p>
      <text:p text:style-name="Code"><text:s text:c="2"/>test(f4.value() == 21416);</text:p>
      <text:p text:style-name="Code"><text:s text:c="2"/>test(f2 + f4 == f1 + f3);</text:p>
      <text:p text:style-name="Code"><text:s text:c="2"/>test(f2 + f4 &lt;= f1 + f3);</text:p>
      <text:p text:style-name="Code"><text:s text:c="2"/>test(f2 + f4 &gt;= f1 + f3);</text:p>
      <text:p text:style-name="Code"><text:s text:c="2"/>test(f1 &lt; f2);</text:p>
      <text:p text:style-name="Code"><text:s text:c="2"/>test(f1 &lt;= f2);</text:p>
      <text:p text:style-name="Code"><text:s text:c="2"/>test(f1 != f2);</text:p>
      <text:p text:style-name="Code"><text:s text:c="2"/>test(f2 &gt; f1);</text:p>
      <text:p text:style-name="Code"><text:s text:c="2"/>test(f2 &gt;= f1);</text:p>
      <text:p text:style-name="Code"><text:s text:c="2"/>test(f2 != f1);</text:p>
      <text:p text:style-name="Code"/>
      <text:p text:style-name="Code"><text:s text:c="2"/>test(f2 + f4 == f3 - f1);</text:p>
      <text:p text:style-name="Code"><text:s text:c="2"/>test(f2 * f3 == f3);</text:p>
      <text:p text:style-name="Code"><text:s text:c="2"/>test(f3 / f2 == f3);</text:p>
      <text:p text:style-name="Code"><text:s text:c="2"/>f4 += f2;</text:p>
      <text:p text:style-name="Code"><text:s text:c="2"/>test(f3 == f4);</text:p>
      <text:p text:style-name="Code"><text:s text:c="2"/>f4 -= f1;</text:p>
      <text:p text:style-name="Code"><text:s text:c="2"/>test(f3 == f4);</text:p>
      <text:p text:style-name="Code"><text:s text:c="2"/>f4 *= f2;</text:p>
      <text:p text:style-name="Code"><text:s text:c="2"/>test(f3 == f4);</text:p>
      <text:p text:style-name="Code"><text:s text:c="2"/>f4 /= f2;</text:p>
      <text:p text:style-name="Code"><text:s text:c="2"/>test(f3 == f4);</text:p>
      <text:p text:style-name="Code"/>
      <text:p text:style-name="Code"><text:s text:c="2"/>test(-f4 == f1 - f4);</text:p>
      <text:p text:style-name="Code"><text:s text:c="2"/>test(-(-f4) == f4);</text:p>
      <text:p text:style-name="Code"><text:s text:c="2"/>--f4;</text:p>
      <text:p text:style-name="Code"><text:s text:c="2"/>test(f4 + 1 == f3);</text:p>
      <text:p text:style-name="Code"><text:s text:c="2"/>f4--;</text:p>
      <text:p text:style-name="Code"><text:s text:c="2"/>test(f4 + 2 == f3);</text:p>
      <text:p text:style-name="Code"><text:s text:c="2"/>++f4;</text:p>
      <text:p text:style-name="Code"><text:s text:c="2"/>test(f4 + 1 == f3);</text:p>
      <text:p text:style-name="Code"><text:s text:c="2"/>f4++;</text:p>
      <text:p text:style-name="Code"><text:s text:c="2"/>test(f4 == f3);</text:p>
      <text:p text:style-name="Code"><text:s text:c="2"/>++f3;</text:p>
      <text:p text:style-name="Code"><text:s text:c="2"/>test(++f4 == f3);</text:p>
      <text:p text:style-name="Code"><text:s text:c="2"/>test(f4-- == f3);</text:p>
      <text:p text:style-name="Code"><text:s text:c="2"/>test(f4++ == --f3);</text:p>
      <text:p text:style-name="Code"><text:s text:c="2"/>test(--f4 == f3);</text:p>
      <text:p text:style-name="Code"/>
      <text:p text:style-name="Code"><text:s text:c="2"/>test(f4 / f3 == f2);</text:p>
      <text:p text:style-name="Code"><text:s text:c="2"/>test(f4 - f3 == f1);</text:p>
      <text:p text:style-name="Code"/>
      <text:p text:style-name="Code"><text:s text:c="2"/>test(f4.as_string() == "3.1416");</text:p>
      <text:p text:style-name="Code"><text:s text:c="2"/>test(f4.integer() == 3);</text:p>
      <text:p text:style-name="Code"><text:s text:c="2"/>f4 += fixed(0,4584);</text:p>
      <text:p text:style-name="Code"><text:s text:c="2"/>test(f4 == 3.6);</text:p>
      <text:p text:style-name="Code"><text:s text:c="2"/>test(f4.integer() == 3);</text:p>
      <text:p text:style-name="Code"><text:s text:c="2"/>test(f4.round() == 4);</text:p>
      <text:p text:style-name="Code"/>
      <text:p text:style-name="Code"><text:s text:c="2"/>test(f3.integer() == 3);</text:p>
      <text:p text:style-name="Code"><text:s text:c="2"/>test((-f3).integer() == -3);</text:p>
      <text:p text:style-name="Code"><text:s text:c="2"/>test(f3.fraction() == 1416);</text:p>
      <text:p text:style-name="Code"><text:s text:c="2"/>test((-f3).fraction() == 1416);</text:p>
      <text:p text:style-name="Code"/>
      <text:p text:style-name="Code"><text:s text:c="2"/>test(fixed(7,4999).round() == 7);</text:p>
      <text:p text:style-name="Code"><text:s text:c="2"/>test(fixed(7,5000).round() == 8);</text:p>
      <text:p text:style-name="Code"><text:s text:c="2"/>test(fixed(7,5001).round() == 8);</text:p>
      <text:p text:style-name="Code"><text:s text:c="2"/>test(fixed(7,4999).round() == 7);</text:p>
      <text:p text:style-name="Code"><text:s text:c="2"/>test(fixed(8,5000).round() == 8);</text:p>
      <text:p text:style-name="Code"><text:s text:c="2"/>test(fixed(8,5001).round() == 9);</text:p>
      <text:p text:style-name="Code"/>
      <text:p text:style-name="Code"><text:s text:c="2"/>test(fixed(123,2345500) == fixed(123,2346));</text:p>
      <text:p text:style-name="Code"><text:s text:c="2"/>test(fixed(123,2345501) == fixed(123,2346));</text:p>
      <text:p text:style-name="Code"><text:s text:c="2"/>test(fixed(123,2345499) == fixed(123,2345));</text:p>
      <text:p text:style-name="Code"><text:s text:c="2"/>test(fixed(123,2346500) == fixed(123,2346));</text:p>
      <text:p text:style-name="Code"><text:s text:c="2"/>test(fixed(123,2346501) == fixed(123,2347));</text:p>
      <text:p text:style-name="Code"><text:s text:c="2"/>test(fixed(123,2346499) == fixed(123,2346));</text:p>
      <text:p text:style-name="Code"><text:s text:c="2"/>test(fixed(123,2346400) == fixed(123,2346));</text:p>
      <text:p text:style-name="Code"><text:s text:c="2"/>test(fixed(123,2346600) == fixed(123,2347));</text:p>
      <text:p text:style-name="Code"/>
      <text:p text:style-name="Code"><text:s text:c="2"/>test(fixed(-7,4999).round() == -7);</text:p>
      <text:p text:style-name="Code"><text:s text:c="2"/>test(fixed(-7,5000).round() == -8);</text:p>
      <text:p text:style-name="Code"><text:s text:c="2"/>test(fixed(-7,5001).round() == -8);</text:p>
      <text:p text:style-name="Code"><text:s text:c="2"/>test(fixed(-7,4999).round() == -7);</text:p>
      <text:p text:style-name="Code"><text:s text:c="2"/>test(fixed(-8,5000).round() == -8);</text:p>
      <text:p text:style-name="Code"><text:s text:c="2"/>test(fixed(-8,5001).round() == -9);</text:p>
      <text:p text:style-name="Code"/>
      <text:p text:style-name="Code"><text:s text:c="2"/>test(fixed(-3.14159265).value() == -31416);</text:p>
      <text:p text:style-name="Code"><text:s text:c="2"/>test(fixed(123,456789).value() == 1234568);</text:p>
      <text:p text:style-name="Code"><text:s text:c="2"/>test(fixed(123,4).value() == 1230004);</text:p>
      <text:p text:style-name="Code"><text:s text:c="2"/>test(fixed(-10,1111).value() == -101111);</text:p>
      <text:p text:style-name="Code"/>
      <text:p text:style-name="Code"><text:s text:c="2"/>std::ostringstream out;</text:p>
      <text:p text:style-name="Code"><text:s text:c="2"/>out &lt;&lt; f3 &lt;&lt; " 3.14159265 " &lt;&lt; fixed(-10,12) &lt;&lt; " 3 421.4 end";</text:p>
      <text:p text:style-name="Code"><text:s text:c="2"/>fixed f5;</text:p>
      <text:p text:style-name="Code"><text:s text:c="2"/>std::istringstream in(out.str());</text:p>
      <text:p text:style-name="Code"><text:s text:c="2"/>test(in &gt;&gt; f5);</text:p>
      <text:p text:style-name="Code"><text:s text:c="2"/>test(f5 == f3);</text:p>
      <text:p text:style-name="Code"><text:s text:c="2"/>test(in &gt;&gt; f5);</text:p>
      <text:p text:style-name="Code"><text:s text:c="2"/>test(f5 == f3);</text:p>
      <text:p text:style-name="Code"><text:s text:c="2"/>test(in &gt;&gt; f5);</text:p>
      <text:p text:style-name="Code"><text:s text:c="2"/>test(f5.value() == -100012);</text:p>
      <text:p text:style-name="Code"><text:s text:c="2"/>test(in &gt;&gt; f5);</text:p>
      <text:p text:style-name="Code"><text:s text:c="2"/>test(f5.value() == 30000);</text:p>
      <text:p text:style-name="Code"><text:s text:c="2"/>test(in &gt;&gt; f5);</text:p>
      <text:p text:style-name="Code"><text:s text:c="2"/>test(f5.value() == 4214000);</text:p>
      <text:p text:style-name="Code"><text:s text:c="2"/>test(not (in &gt;&gt; f5));</text:p>
      <text:p text:style-name="Code"/>
      <text:p text:style-name="Code"><text:s text:c="2"/>test(fixed(31.4159265) == fixed(31, 4159));</text:p>
      <text:p text:style-name="Code"><text:s text:c="2"/>test(fixed(31.41595) == fixed(31, 4160));</text:p>
      <text:p text:style-name="Code"/>
      <text:p text:style-name="Code"><text:s text:c="2"/>bool okay(false);</text:p>
      <text:p text:style-name="Code"><text:s text:c="2"/>try {</text:p>
      <text:p text:style-name="Code"><text:s text:c="4"/>fixed f6(1, -1);</text:p>
      <text:p text:style-name="Code"><text:s text:c="2"/>} catch (std::invalid_argument const&amp; ex) {</text:p>
      <text:p text:style-name="Code"><text:s text:c="4"/>okay = true;</text:p>
      <text:p text:style-name="Code"><text:s text:c="2"/>} catch (...) {</text:p>
      <text:p text:style-name="Code"><text:s text:c="2"/>}</text:p>
      <text:p text:style-name="Code"><text:s text:c="2"/>test(okay);</text:p>
      <text:p text:style-name="Code_20_Last">}<text:change-start text:change-id="ct1238528240"/></text:p>
      <text:p text:style-name="Body_20_Text_20_Cont">If you need a hint,<text:change-end text:change-id="ct1238528240"/><text:change-start text:change-id="ct1235775720"/> I implemented fixed so it stores a single integer, with an implicit decimal place <text:span text:style-name="Code_20_Inline">places10</text:span> positions from the right. Thus, I store the value 1 as 10000. Addition and subtraction are easy<text:change-end text:change-id="ct1235775720"/><text:change-start text:change-id="ct1262718152"/>. When multiplying or dividing, you need to scale the result. (Even better is to scale the operands prior to multiplication, which avoids some overflow situations, but you need to be careful about not losing precision.<text:change-end text:change-id="ct1262718152"/><text:change-start text:change-id="ct1262715688"/>)<text:change-end text:change-id="ct12627156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45 - Project 2: Fixed-point Numbers</dc:title>
    <dc:subject>Exploring C++</dc:subject>
    <meta:initial-creator>Ray Lischner</meta:initial-creator>
    <meta:creation-date>2006-03-30T10:01:31</meta:creation-date>
    <dc:creator>Ray Lischner</dc:creator>
    <dc:date>2006-10-16T09:59:06</dc:date>
    <dc:language>en-US</dc:language>
    <meta:editing-cycles>39</meta:editing-cycles>
    <meta:editing-duration>P12DT19H17M57S</meta:editing-duration>
    <meta:user-defined meta:name="codex-configfile">apress-cpp-dox.xml</meta:user-defined>
    <meta:user-defined meta:name="codex-chapter-number">45</meta:user-defined>
    <meta:user-defined meta:name="codex-doxygen"/>
    <meta:user-defined meta:name="Info 4"/>
    <meta:document-statistic meta:table-count="0" meta:image-count="0" meta:object-count="0" meta:page-count="5" meta:paragraph-count="156" meta:word-count="1197" meta:character-count="7573"/>
  </office:meta>
</office:document-meta>
</file>